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style>
    <style:style style:name="P2"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officeooo:paragraph-rsid="001526fa"/>
    </style:style>
    <style:style style:name="P3"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style:font-name="Times New Roman" fo:font-size="12pt" style:font-size-asian="12pt" style:font-name-complex="Times New Roman1" style:font-size-complex="12pt"/>
    </style:style>
    <style:style style:name="P4"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officeooo:paragraph-rsid="00160886"/>
    </style:style>
    <style:style style:name="P5"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officeooo:paragraph-rsid="0016b993"/>
    </style:style>
    <style:style style:name="P6" style:family="paragraph" style:parent-style-name="Standard">
      <style:paragraph-properties fo:margin-left="0.101cm" fo:margin-top="0.423cm" fo:margin-bottom="0cm" style:contextual-spacing="false" fo:line-height="115%" fo:text-align="justify" style:justify-single-word="false"/>
    </style:style>
    <style:style style:name="P7"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officeooo:paragraph-rsid="0018b847"/>
    </style:style>
    <style:style style:name="P8"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style:font-name="Times New Roman" fo:font-size="12pt" officeooo:paragraph-rsid="0018b847" style:font-size-asian="12pt" style:font-name-complex="Times New Roman1" style:font-size-complex="12pt"/>
    </style:style>
    <style:style style:name="P9"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style:font-name="Times New Roman" fo:font-size="12pt" officeooo:paragraph-rsid="0017c7dc" style:font-size-asian="12pt" style:font-name-complex="Times New Roman1" style:font-size-complex="12pt"/>
    </style:style>
    <style:style style:name="P10"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officeooo:paragraph-rsid="001994ab"/>
    </style:style>
    <style:style style:name="P11" style:family="paragraph" style:parent-style-name="Standard">
      <style:paragraph-properties fo:margin-top="0.423cm" fo:margin-bottom="0cm" style:contextual-spacing="false" fo:line-height="115%" fo:text-align="justify" style:justify-single-word="false" loext:word-spacing-minimum="75%" loext:word-spacing-maximum="133%"/>
    </style:style>
    <style:style style:name="P12"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style:font-name="Times New Roman" fo:font-size="12pt" fo:background-color="transparent" style:font-size-asian="12pt" style:font-name-complex="Times New Roman1" style:font-size-complex="12pt"/>
    </style:style>
    <style:style style:name="P13"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fo:color="#000000" loext:opacity="100%" fo:background-color="transparent"/>
    </style:style>
    <style:style style:name="P14"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officeooo:paragraph-rsid="001b7361"/>
    </style:style>
    <style:style style:name="P15"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style:use-window-font-color="true" loext:opacity="0%" style:font-name="Times New Roman" fo:font-size="12pt" officeooo:paragraph-rsid="001e90c8" fo:background-color="transparent" style:font-size-asian="12pt" style:font-name-complex="Times New Roman1" style:font-size-complex="12pt"/>
    </style:style>
    <style:style style:name="P16" style:family="paragraph" style:parent-style-name="Standard">
      <style:paragraph-properties fo:margin-left="0.101cm" fo:margin-top="0.423cm" fo:margin-bottom="0cm" style:contextual-spacing="false" fo:line-height="115%" fo:text-align="justify" style:justify-single-word="false" loext:word-spacing-minimum="75%" loext:word-spacing-maximum="133%"/>
      <style:text-properties style:font-name="Times New Roman" fo:font-size="12pt" officeooo:paragraph-rsid="001b7361"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font-style-complex="italic"/>
    </style:style>
    <style:style style:name="T3" style:family="text">
      <style:text-properties style:font-name="Times New Roman" fo:font-size="12pt" officeooo:rsid="001526fa" style:font-size-asian="12pt" style:font-name-complex="Times New Roman1" style:font-size-complex="12pt"/>
    </style:style>
    <style:style style:name="T4" style:family="text">
      <style:text-properties style:font-name="Times New Roman" fo:font-size="12pt" fo:language="fr" fo:country="FR" style:font-size-asian="12pt" style:font-name-complex="Times New Roman1" style:font-size-complex="12pt"/>
    </style:style>
    <style:style style:name="T5" style:family="text">
      <style:text-properties style:font-name="Times New Roman" fo:font-size="12pt" fo:font-style="normal" officeooo:rsid="001526fa" style:font-size-asian="12pt" style:font-style-asian="normal" style:font-name-complex="Times New Roman1" style:font-size-complex="12pt" style:font-style-complex="normal"/>
    </style:style>
    <style:style style:name="T6" style:family="text">
      <style:text-properties style:font-name="Times New Roman" fo:font-size="12pt" fo:language="de" fo:country="DE" style:font-size-asian="12pt" style:font-name-complex="Times New Roman1" style:font-size-complex="12pt"/>
    </style:style>
    <style:style style:name="T7" style:family="text">
      <style:text-properties style:font-name="Times New Roman" fo:font-size="12pt" fo:language="de" fo:country="DE" fo:font-style="italic" style:font-size-asian="12pt" style:font-style-asian="italic" style:font-name-complex="Times New Roman1" style:font-size-complex="12pt"/>
    </style:style>
    <style:style style:name="T8" style:family="text">
      <style:text-properties style:font-name="Times New Roman" fo:font-size="12pt" fo:language="de" fo:country="DE" officeooo:rsid="001526fa" style:font-size-asian="12pt" style:font-name-complex="Times New Roman1" style:font-size-complex="12pt"/>
    </style:style>
    <style:style style:name="T9" style:family="text">
      <style:text-properties officeooo:rsid="00160886"/>
    </style:style>
    <style:style style:name="T10" style:family="text">
      <style:text-properties style:font-name="Times New Roman" fo:font-size="12pt" officeooo:rsid="00160886" style:font-size-asian="12pt" style:font-name-complex="Times New Roman1" style:font-size-complex="12pt"/>
    </style:style>
    <style:style style:name="T11" style:family="text">
      <style:text-properties fo:color="#000000" loext:opacity="100%" style:font-name="Times New Roman" fo:font-size="12pt" style:font-size-asian="12pt" style:font-name-complex="Times New Roman1" style:font-size-complex="12pt">
        <loext:char-complex-color loext:theme-type="dark1" loext:color-type="theme"/>
      </style:text-properties>
    </style:style>
    <style:style style:name="T12" style:family="text">
      <style:text-properties fo:color="#000000" loext:opacity="100%" style:font-name="Times New Roman" fo:font-size="12pt" fo:font-style="italic" style:font-size-asian="12pt" style:font-style-asian="italic" style:font-name-complex="Times New Roman1" style:font-size-complex="12pt" style:font-style-complex="italic">
        <loext:char-complex-color loext:theme-type="dark1" loext:color-type="theme"/>
      </style:text-properties>
    </style:style>
    <style:style style:name="T13" style:family="text">
      <style:text-properties fo:color="#0563c1" loext:opacity="100%" style:font-name="Times New Roman" fo:font-size="12pt" style:font-size-asian="12pt" style:font-name-complex="Times New Roman1" style:font-size-complex="12pt">
        <loext:char-complex-color loext:theme-type="hyperlink" loext:color-type="theme"/>
      </style:text-properties>
    </style:style>
    <style:style style:name="T14" style:family="text">
      <style:text-properties fo:color="#000000" loext:opacity="100%" style:font-name="Times New Roman" fo:font-size="12pt" officeooo:rsid="00160886" style:font-size-asian="12pt" style:font-name-complex="Times New Roman1" style:font-size-complex="12pt">
        <loext:char-complex-color loext:theme-type="dark1" loext:color-type="theme"/>
      </style:text-properties>
    </style:style>
    <style:style style:name="T15" style:family="text">
      <style:text-properties officeooo:rsid="0017c7dc"/>
    </style:style>
    <style:style style:name="T16" style:family="text">
      <style:text-properties style:font-name="Times New Roman" fo:font-size="12pt" officeooo:rsid="0016b993" style:font-size-asian="12pt" style:font-name-complex="Times New Roman1" style:font-size-complex="12pt"/>
    </style:style>
    <style:style style:name="T17" style:family="text">
      <style:text-properties officeooo:rsid="0018b847"/>
    </style:style>
    <style:style style:name="T18" style:family="text">
      <style:text-properties style:font-name="Times New Roman" fo:font-size="12pt" officeooo:rsid="0018b847" style:font-size-asian="12pt" style:font-name-complex="Times New Roman1" style:font-size-complex="12pt"/>
    </style:style>
    <style:style style:name="T19" style:family="text">
      <style:text-properties fo:font-variant="normal" fo:text-transform="none" fo:color="#000000" loext:opacity="100%" fo:font-family="'Open Sans', sans-serif" fo:font-size="10.5pt" fo:letter-spacing="normal" fo:font-style="normal" style:text-underline-style="none" fo:font-weight="normal" fo:background-color="#ffffff" loext:char-shading-value="0" style:font-style-asian="normal" style:font-style-complex="normal" loext:padding="0cm" loext:border="none"/>
    </style:style>
    <style:style style:name="T20" style:family="text">
      <style:text-properties officeooo:rsid="0016c92a"/>
    </style:style>
    <style:style style:name="T21" style:family="text">
      <style:text-properties officeooo:rsid="001d54b8"/>
    </style:style>
    <style:style style:name="T22" style:family="text">
      <style:text-properties style:text-position="super 58%" style:font-name="Times New Roman" fo:font-size="12pt" style:font-size-asian="12pt" style:font-name-complex="Times New Roman1" style:font-size-complex="12pt"/>
    </style:style>
    <style:style style:name="T23" style:family="text">
      <style:text-properties style:font-name="Times New Roman" fo:font-size="12pt" fo:font-style="italic" style:font-size-asian="12pt" style:font-style-asian="italic" style:font-name-complex="Times New Roman1" style:font-size-complex="12pt"/>
    </style:style>
    <style:style style:name="T24" style:family="text">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T25" style:family="text">
      <style:text-properties style:font-name="Times New Roman" fo:font-size="12pt" fo:font-style="italic" style:letter-kerning="false" style:font-name-asian="Times New Roman1" style:font-size-asian="12pt" style:language-asian="en" style:country-asian="GB" style:font-style-asian="italic" style:font-name-complex="Times New Roman1" style:font-size-complex="12pt" style:font-style-complex="italic"/>
    </style:style>
    <style:style style:name="T26" style:family="text">
      <style:text-properties style:font-name="Times New Roman" fo:font-size="12pt" officeooo:rsid="0018b847" style:letter-kerning="false" style:font-name-asian="Times New Roman1" style:font-size-asian="12pt" style:language-asian="en" style:country-asian="GB" style:font-name-complex="Times New Roman1" style:font-size-complex="12pt"/>
    </style:style>
    <style:style style:name="T27" style:family="text">
      <style:text-properties style:font-name="Times New Roman" fo:font-size="12pt" style:text-underline-style="none" style:font-size-asian="12pt" style:font-name-complex="Times New Roman1" style:font-size-complex="12pt"/>
    </style:style>
    <style:style style:name="T28" style:family="text">
      <style:text-properties style:font-name="Times New Roman" fo:font-size="12pt" style:text-underline-style="none" officeooo:rsid="0018b847" style:font-size-asian="12pt" style:font-name-complex="Times New Roman1" style:font-size-complex="12pt"/>
    </style:style>
    <style:style style:name="T29" style:family="text">
      <style:text-properties fo:font-variant="normal" fo:text-transform="none" fo:color="#212529" loext:opacity="100%" fo:font-family="serif" fo:font-size="12.75pt" fo:letter-spacing="normal" fo:font-style="normal" fo:font-weight="normal"/>
    </style:style>
    <style:style style:name="T30" style:family="text">
      <style:text-properties fo:font-variant="normal" fo:text-transform="none" fo:color="#212529" loext:opacity="100%" fo:font-family="serif" fo:font-size="12.75pt" fo:letter-spacing="normal" fo:font-style="normal" fo:font-weight="normal" officeooo:rsid="001994ab"/>
    </style:style>
    <style:style style:name="T31" style:family="text">
      <style:text-properties officeooo:rsid="001994ab"/>
    </style:style>
    <style:style style:name="T32" style:family="text">
      <style:text-properties style:font-name="Times New Roman" fo:font-size="12pt" officeooo:rsid="001994ab" style:font-size-asian="12pt" style:font-name-complex="Times New Roman1" style:font-size-complex="12pt"/>
    </style:style>
    <style:style style:name="T33" style:family="text">
      <style:text-properties officeooo:rsid="001e90c8"/>
    </style:style>
    <style:style style:name="T34" style:family="text">
      <style:text-properties style:font-name="Times New Roman" fo:font-size="12pt" officeooo:rsid="001e90c8" style:font-size-asian="12pt" style:font-name-complex="Times New Roman1" style:font-size-complex="12pt"/>
    </style:style>
    <style:style style:name="T35" style:family="text">
      <style:text-properties style:font-name="Times New Roman" fo:font-size="12pt" fo:language="nl" fo:country="NL" style:font-size-asian="12pt" style:font-name-complex="Times New Roman1" style:font-size-complex="12pt"/>
    </style:style>
    <style:style style:name="T36" style:family="text">
      <style:text-properties style:font-name="Times New Roman" fo:font-size="12pt" officeooo:rsid="001b7361" style:font-size-asian="12pt" style:font-name-complex="Times New Roman1" style:font-size-complex="12pt"/>
    </style:style>
    <style:style style:name="T37" style:family="text">
      <style:text-properties style:font-name="Times New Roman" fo:font-size="12pt" fo:font-style="italic" officeooo:rsid="001b7361" style:font-size-asian="12pt" style:font-style-asian="italic" style:font-name-complex="Times New Roman1" style:font-size-complex="12pt"/>
    </style:style>
    <style:style style:name="T38" style:family="text">
      <style:text-properties fo:font-style="italic" style:font-style-asian="italic" style:font-style-complex="italic"/>
    </style:style>
    <style:style style:name="T39" style:family="text">
      <style:text-properties style:font-name="Times New Roman" fo:font-size="12pt" officeooo:rsid="002433dd" style:font-size-asian="12pt" style:font-name-complex="Times New Roman1" style:font-size-complex="12pt"/>
    </style:style>
    <style:style style:name="T40" style:family="text">
      <style:text-properties style:font-name="Times New Roman" fo:font-size="12pt" fo:language="it" fo:country="IT" style:font-size-asian="12pt" style:font-name-complex="Times New Roman1" style:font-size-complex="12pt"/>
    </style:style>
    <style:style style:name="T41" style:family="text">
      <style:text-properties style:font-name="Times New Roman" fo:font-size="12pt" officeooo:rsid="00207fde" style:font-size-asian="12pt" style:font-name-complex="Times New Roman1" style:font-size-complex="12pt"/>
    </style:style>
    <style:style style:name="T42" style:family="text">
      <style:text-properties style:font-name="Times New Roman" fo:font-size="12pt" fo:background-color="transparent" loext:char-shading-value="0" style:font-size-asian="12pt" style:font-name-complex="Times New Roman1" style:font-size-complex="12pt"/>
    </style:style>
    <style:style style:name="T43" style:family="text">
      <style:text-properties style:font-name="Times New Roman" fo:font-size="12pt" officeooo:rsid="00207fde" fo:background-color="transparent" loext:char-shading-value="0" style:font-size-asian="12pt" style:font-name-complex="Times New Roman1" style:font-size-complex="12pt"/>
    </style:style>
    <style:style style:name="T44" style:family="text">
      <style:text-properties fo:font-variant="normal" fo:text-transform="none" fo:color="#333333" loext:opacity="100%" fo:letter-spacing="normal"/>
    </style:style>
    <style:style style:name="T45" style:family="text">
      <style:text-properties fo:font-variant="normal" fo:text-transform="none" fo:color="#333333" loext:opacity="100%" fo:font-family="'HelveticaNeue Regular', sans-serif" fo:font-size="9.75pt" fo:letter-spacing="normal" fo:font-style="normal" fo:font-weight="normal"/>
    </style:style>
    <style:style style:name="T46" style:family="text">
      <style:text-properties fo:font-variant="normal" fo:text-transform="none" fo:color="#333333" loext:opacity="100%" fo:font-family="'HelveticaNeue Regular', sans-serif" fo:font-size="9.75pt" fo:letter-spacing="normal" fo:font-style="normal" fo:font-weight="normal" officeooo:rsid="00207f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bdollahi, M., Giovenazzo, P. and Falk, T.H. (2022) 'Automated beehive acoustics monitoring: A comprehensive review of the literature and recommendations for future work', </text:span><text:span text:style-name="T2">Applied Sciences</text:span><text:span text:style-name="T1">, 12(8), pp.3920. - </text:span><text:span text:style-name="T3">journal</text:span></text:p>
      <text:p text:style-name="P1" loext:marker-style-name="T1"><text:span text:style-name="T4">Abou-Shaara, H. et al. </text:span><text:span text:style-name="T1">(2017) 'A review of impacts of temperature and relative humidity on various activities of honeybees', </text:span><text:span text:style-name="T2">Insectes Sociaux</text:span><text:span text:style-name="T1">, 64(4), pp.455-463. - </text:span><text:span text:style-name="T3">journal</text:span></text:p>
      <text:p text:style-name="P1" loext:marker-style-name="T1"><text:span text:style-name="T1">Ahmed, N., Rao, K.R., Debnath, L. (1979) 'Orthogonal transforms for digital signal processing' </text:span><text:span text:style-name="T2">Transactions on Systems, Man, and Cybernetics, </text:span><text:span text:style-name="T1">9(1),pp66-67</text:span><text:span text:style-name="T2">.- </text:span><text:span text:style-name="T5">journal</text:span></text:p>
      <text:p text:style-name="P2" loext:marker-style-name="T1"><text:span text:style-name="T1">Aizen, M.A. and Harder, L.D. (2009) 'The global stock of domesticated honeybees is growing slower than agricultural demand for pollination', </text:span><text:span text:style-name="T2">Current Biology</text:span><text:span text:style-name="T1">, 19(11), pp.915-918. - </text:span><text:span text:style-name="T3">journal</text:span></text:p>
      <text:p text:style-name="P2" loext:marker-style-name="T6"><text:span text:style-name="T6">Autrum, H. and Schneider, W. (1948) 'Comparative studies on the insect's sense of vibration'</text:span><text:span text:style-name="T7">, Zeitschrift Für Vergleichende Physiologie</text:span><text:span text:style-name="T6">, 31(1), pp.77-88. - </text:span><text:span text:style-name="T8">journal</text:span></text:p>
      <text:p text:style-name="P1" loext:marker-style-name="T1"><text:span text:style-name="T1">Baraniuk, R. (2009) </text:span><text:span text:style-name="T2">Signals and systems</text:span><text:span text:style-name="T1">. Florida: University Press of Florida. - </text:span><text:span text:style-name="T3">book</text:span></text:p>
      <text:p text:style-name="P1" loext:marker-style-name="T1"><text:span text:style-name="T1">Baruah, R. (2022) </text:span><text:span text:style-name="T2">The Sentinel </text:span><text:span text:style-name="T1">Available at: </text:span><text:a xlink:type="simple" xlink:href="https://www.sentinelassam.com/more-news/editorial/we-all-depend-on-the-survival-of-bees-592962" text:style-name="Internet_20_link" text:visited-style-name="Visited_20_Internet_20_Link"><text:span text:style-name="Internet_20_link"><text:span text:style-name="T1">https://www.sentinelassam.com/more-news/editorial/we-all-depend-on-the-survival-of-bees-592962</text:span></text:span></text:a><text:span text:style-name="T1"> ( Accessed 6 November 2023). - </text:span><text:span text:style-name="T3">website</text:span></text:p>
      <text:p text:style-name="P2" loext:marker-style-name="T1"><text:span text:style-name="T1">Bencsik, M. et al. (2011a) 'Identification of the honeybee swarming process by analysing the time course of hive vibrations', </text:span><text:span text:style-name="T2">Computers and Electronics in Agriculture</text:span><text:span text:style-name="T1">, 76(1), pp.44-50. - </text:span><text:span text:style-name="T3">journal</text:span></text:p>
      <text:p text:style-name="P1" loext:marker-style-name="T1"><text:span text:style-name="T1">Bernard, É (2021) </text:span><text:span text:style-name="T2">Introduction to machine learning</text:span><text:span text:style-name="T1">. Champaign: Wolfram Media, Inc. - </text:span><text:span text:style-name="T3">book</text:span></text:p>
      <text:p text:style-name="P1" loext:marker-style-name="T1"><text:span text:style-name="T1">Bishop, C.M. (1995) </text:span><text:span text:style-name="T2">Neural networks for pattern recognition</text:span><text:span text:style-name="T1">. <text:s/>Oxford: Clarendon Press. - </text:span><text:span text:style-name="T3">book</text:span></text:p>
      <text:p text:style-name="P1" loext:marker-style-name="T1"><text:span text:style-name="T1">Blackiston, H. (2020) </text:span><text:span text:style-name="T2">Beekeeping for Dummies</text:span><text:span text:style-name="T1">. 5th edn. Newark: Wiley. - </text:span><text:span text:style-name="T3">book</text:span></text:p>
      <text:p text:style-name="P1" loext:marker-style-name="T1"><text:span text:style-name="T1">Bloomfield, P. (1976) </text:span><text:span text:style-name="T2">Fourier analysis of time series: An introduction</text:span><text:span text:style-name="T1">, New York,: John Wiley &amp; Sons. - </text:span><text:span text:style-name="T3">book</text:span></text:p>
      <text:p text:style-name="P1" loext:marker-style-name="T1"><text:span text:style-name="T1">Bowerman, B.L. (1993) </text:span><text:span text:style-name="T2">Forecasting and time series: An applied approach</text:span><text:span text:style-name="T1">. 3rd edn. Belmont, Calif: Duxbury Press. - </text:span><text:span text:style-name="T3">book</text:span></text:p>
      <text:p text:style-name="P1" loext:marker-style-name="T1"><text:span text:style-name="T1">Bowerman, B.L. and O'Connell, R.T. (1990) </text:span><text:span text:style-name="T2">Linear statistical models: An applied approach</text:span><text:span text:style-name="T1">. Boston: PWS-Kent. - </text:span><text:span text:style-name="T3">book</text:span></text:p>
      <text:p text:style-name="P1" loext:marker-style-name="T1"><text:span text:style-name="T1">Box, G.E.P., Gwilym, M.J. and Reinsel, G.C. and Llung, G.M. (2008) </text:span><text:span text:style-name="T2">Time series analysis: forecasting and control</text:span><text:span text:style-name="T1">. 4th edn. New York: John Wiley. - </text:span><text:span text:style-name="T3">book</text:span></text:p>
      <text:p text:style-name="P1" loext:marker-style-name="T1"><text:soft-page-break/><text:span text:style-name="T1">Bromenshenk, J.J., Henderson, C.B., Seccomb, R.A., Rice, S.D. and Etter, R.T. (2009) Honeybee acoustic recording and analysis system for monitoring hive health. </text:span><text:span text:style-name="T2">Authoring organisation</text:span><text:span text:style-name="T1">. Available at: http://patft.uspto.gov/netacgi/nph-Parser?patentnumber=7549907 (Accessed: 8 November 2023) - </text:span><text:span text:style-name="T3">book</text:span></text:p>
      <text:p text:style-name="P1" loext:marker-style-name="T1"><text:span text:style-name="T1">Bromenshenk, J. et al. (2015) 'Bees as biosensors: Chemosensory ability, honeybee monitoring systems, and emergent sensor technologies derived from the pollinator syndrome', </text:span><text:span text:style-name="T2">Biosensors (Basel</text:span><text:span text:style-name="T1">), 5(4), pp.678-711. - </text:span><text:span text:style-name="T3">journal</text:span></text:p>
      <text:p text:style-name="P1" loext:marker-style-name="T1"><text:span text:style-name="T4">Budge, G.E. et al. </text:span><text:span text:style-name="T1">(2020) 'Chronic bee paralysis as a serious emerging threat to honeybees', </text:span><text:span text:style-name="T2">Nature Communications</text:span><text:span text:style-name="T1">, 11(1), pp.2164. </text:span><text:span text:style-name="T3">- journal</text:span></text:p>
      <text:p text:style-name="P1" loext:marker-style-name="T1"><text:span text:style-name="T1">Boys, R. (1999) “Beekeeping in a nutshellListen to the Bees”, Available at https://beedata.com.mirror.hiveeyes.org/data2/listen/listenbees.htm [Last accessed 18 October 2020] - </text:span><text:span text:style-name="T3">website</text:span></text:p>
      <text:p text:style-name="P1" loext:marker-style-name="T1"><text:span text:style-name="T1">Burkill, J. (2018) </text:span><text:span text:style-name="T2">Artificial Neural Networks – Part 2: MLP Implementation for XOr</text:span><text:span text:style-name="T1">. Available at: http://www.mlopt.com/?p=207 (Accessed: 02 February 2020). - </text:span><text:span text:style-name="T3">website</text:span></text:p>
      <text:p text:style-name="P1" loext:marker-style-name="T1"><text:span text:style-name="T1">Butler, C.G. (2009) 'The method and importance of the recognition by a colony of honeybees (A. mellifera) of the presence of its queen', </text:span><text:span text:style-name="T2">Transactions of the Royal Entomological Society of London</text:span><text:span text:style-name="T1">, 2(105), pp.11-29. - </text:span><text:span text:style-name="T3">journal</text:span></text:p>
      <text:p text:style-name="P1" loext:marker-style-name="T1"><text:span text:style-name="T1">Callan, R. (1999) </text:span><text:span text:style-name="T2">The essence of neural networks</text:span><text:span text:style-name="T1">.1st edn. United Kingdom: Pearson Hall Europe. - </text:span><text:span text:style-name="T3">book</text:span></text:p>
      <text:p text:style-name="P1" loext:marker-style-name="T1"><text:span text:style-name="T1">Carling, A. (1992) </text:span><text:span text:style-name="T2">Introduction to neural networks.</text:span><text:span text:style-name="T1">1st edn. Wilmslow: Coronet Books. - </text:span><text:span text:style-name="T3">book</text:span></text:p>
      <text:p text:style-name="P1" loext:marker-style-name="T1"><text:span text:style-name="T1">Castellanos, J., Carrillo, H. and Brodersen, K. (2014) </text:span><text:span text:style-name="T2">Probabilistic performance evaluation for multiclass classification using the posterior balanced accuracy</text:span><text:span text:style-name="T1">. Cham: Springer International Publishing. - </text:span><text:span text:style-name="T3">book</text:span></text:p>
      <text:p text:style-name="P1" loext:marker-style-name="T1"><text:span text:style-name="T1">Chaplin-Kramer, R. et al. (2014) 'Global malnutrition overlaps with pollinator-dependent micronutrient production', Proceedings of the Royal Society. B, Biological Sciences, 281(1794), pp.20141799. – </text:span><text:span text:style-name="T3">conference proceedings</text:span></text:p>
      <text:p text:style-name="P1" loext:marker-style-name="T1"><text:span text:style-name="T1">Colah, C. (2015) ‘Understanding LSTM Networks’, </text:span><text:span text:style-name="T2">Colah’s blog</text:span><text:span text:style-name="T1">, 27 August. Available at: http://colah.github.io/posts/2015-08-Understanding-LSTMs/ (Accessed: 23 July 2020). - </text:span><text:span text:style-name="T3">wesite</text:span></text:p>
      <text:p text:style-name="P1" loext:marker-style-name="T1"><text:span text:style-name="T1">Davis, I. and Cullum-Kenyon, R. (2018) The </text:span><text:span text:style-name="T2">BBKA guide to beekeeping</text:span><text:span text:style-name="T1">. 2nd edn. London: Bloomsbury Wildlife. - </text:span><text:span text:style-name="T3">book</text:span></text:p>
      <text:p text:style-name="P1" loext:marker-style-name="T1"><text:span text:style-name="T1">Delaplane, K.S. and Mayer, D.F. (2000) </text:span><text:span text:style-name="T2">Crop pollination by bees</text:span><text:span text:style-name="T1">. 1st edn. Wallingford, UK: CABI Publishing. - </text:span><text:span text:style-name="T3">book</text:span></text:p>
      <text:p text:style-name="P1" loext:marker-style-name="T1"><text:soft-page-break/><text:span text:style-name="T1">Deng, M. et al. (2020a) 'Heart sound classification based on improved MFCC features and convolutional recurrent neural networks', </text:span><text:span text:style-name="T2">Neural Networks</text:span><text:span text:style-name="T1">,130 pp.22-32. - </text:span><text:span text:style-name="T3">journal</text:span></text:p>
      <text:p text:style-name="P1" loext:marker-style-name="T1"><text:span text:style-name="T1">Dietlein, D.G. (1985) 'Method for remote monitoring of activity of honeybee colonies by sound analysis', </text:span><text:span text:style-name="T2">Journal of Apicultural Research</text:span><text:span text:style-name="T1">, 24(3), pp.176-183. - </text:span><text:span text:style-name="T3">journal</text:span></text:p>
      <text:p text:style-name="P1" loext:marker-style-name="T1"><text:span text:style-name="T1">Dougherty, G. (2013) </text:span><text:span text:style-name="T2">Pattern recognition and classification</text:span><text:span text:style-name="T1">: </text:span><text:span text:style-name="T2">An introduction.</text:span><text:span text:style-name="T1"> 1st edn. New York: Springer. - </text:span><text:span text:style-name="T3">book</text:span></text:p>
      <text:p text:style-name="P3" loext:marker-style-name="T1">Eltiraifi, O., Elbasheer, E. and Nawari, M. (2018) ‘A Comparative Study of MFCC and LPCC Features For Speech Activity Detection Using Deep Belief Network,’ 2018 International Conference on Computer, Control, Electrical, and Electronics Engineering (ICCCEEE), Khartoum, Sudan, 2018, pp. 1-5, doi: 10.1109/ICCCEEE.2018.8515821. - <text:span text:style-name="T9">conference</text:span></text:p>
      <text:p text:style-name="P1" loext:marker-style-name="T1"><text:span text:style-name="T1">Eroglu, Ö. and Serdar, Y. (2020) 'Historical development and current status of beekeeeping in Turkey and the World', </text:span><text:span text:style-name="T2">Atlas Journal</text:span><text:span text:style-name="T1">, 6(27), pp.345-354. - </text:span><text:span text:style-name="T10">journal</text:span></text:p>
      <text:p text:style-name="P1" loext:marker-style-name="T1"><text:span text:style-name="T1">Favre, D. (2011) 'Mobile phone-induced honeybee worker piping', </text:span><text:span text:style-name="T2">Apidologie</text:span><text:span text:style-name="T1">, 42(3), pp.270-279. - </text:span><text:span text:style-name="T10">journal</text:span></text:p>
      <text:p text:style-name="P1" loext:marker-style-name="T1"><text:span text:style-name="T1">Ferrari, S. et al. (2008a) 'Monitoring of swarming sounds in bee hives for early detection of the swarming period', </text:span><text:span text:style-name="T2">Computers and Electronics in Agriculture</text:span><text:span text:style-name="T1">, 64(1), pp.72-77. - </text:span><text:span text:style-name="T10">journal</text:span></text:p>
      <text:p text:style-name="P1" loext:marker-style-name="T1"><text:span text:style-name="T1">Forest, C. (2019) </text:span><text:span text:style-name="T2">Beehives</text:span><text:span text:style-name="T1">. La Vergne: Weigl Publishers Inc. - </text:span><text:span text:style-name="T10">book</text:span></text:p>
      <text:p text:style-name="P1" loext:marker-style-name="T1"><text:span text:style-name="T1">Free, J.B. (1977) </text:span><text:span text:style-name="T2">The social organization of honeybees.</text:span><text:span text:style-name="T1"> London: Arnold. - </text:span><text:span text:style-name="T10">book</text:span></text:p>
      <text:p text:style-name="P1" loext:marker-style-name="T1"><text:span text:style-name="T1">Fürst, M.A. et al. (2014) 'Disease associations between honeybees and bumblebees as a threat to wild pollinators', </text:span><text:span text:style-name="T2">Nature</text:span><text:span text:style-name="T1">, 506(7488), pp.364-366. - </text:span><text:span text:style-name="T10">journal</text:span></text:p>
      <text:p text:style-name="P1" loext:marker-style-name="T1"><text:span text:style-name="T1">Gagliano, R. (2007) 'Review of 'Digital signal processing: Using MATLAB and wavelets' by Michael Weeks, Infinity Science Press, 2006', </text:span><text:span text:style-name="T2">Ubiquity –</text:span><text:span text:style-name="T1"> 2007, pp.1. - </text:span><text:span text:style-name="T10">book</text:span></text:p>
      <text:p text:style-name="P1" loext:marker-style-name="T1"><text:span text:style-name="T1">Gallai, N. et al. (2009) 'Economic valuation of the vulnerability of world agriculture confronted with pollinator decline', </text:span><text:span text:style-name="T2">Ecological Economics</text:span><text:span text:style-name="T1">, 68(3), pp.810-821. - </text:span><text:span text:style-name="T10">journal</text:span></text:p>
      <text:p text:style-name="P1" loext:marker-style-name="T1"><text:span text:style-name="T1">Ganchev, T., Fakotakis, N. and Kokkinakis, G. (2005a) </text:span><text:span text:style-name="T2">Comparative evaluation of various MFCC implementations on the speaker verification task,</text:span><text:span text:style-name="T1"> Available at:</text:span><text:a xlink:type="simple" xlink:href="https://citeseerx.ist.psu.edu/document?repid=rep1&amp;type=pdf&amp;doi=f4b98dbd75c87a86a8bf0d7e09e3ebbb63d14954" text:style-name="Internet_20_link" text:visited-style-name="Visited_20_Internet_20_Link"><text:span text:style-name="T1">https://citeseerx.ist.psu.edu/document?repid=rep1&amp;type=pdf&amp;doi=f4b98dbd75c87a86a8bf0d7e09e3ebbb63d14954</text:span></text:a><text:span text:style-name="T1"> (Accessed: 5 March 2023) - </text:span><text:span text:style-name="T10">website</text:span></text:p>
      <text:p text:style-name="P1" loext:marker-style-name="T1"><text:span text:style-name="T1">Gates, B.N. (1914) </text:span><text:span text:style-name="T2">The temperature of the bee colony</text:span><text:span text:style-name="T1">. Washington: U.S. Dept. of Agriculture. - </text:span><text:span text:style-name="T10">other</text:span></text:p>
      <text:p text:style-name="P1" loext:marker-style-name="T1"><text:span text:style-name="T1">Giannakopoulos, T. (2015) 'pyAudioAnalysis: An open-source python library for audio signal analysis', </text:span><text:span text:style-name="T2">PloS One</text:span><text:span text:style-name="T1">, 10(12), pp0144610. - </text:span><text:span text:style-name="T10">journal</text:span></text:p>
      <text:p text:style-name="P1" loext:marker-style-name="T1"><text:soft-page-break/><text:span text:style-name="T1">Giannakopoulos, T. and Pikrakis, A. (2014) </text:span><text:span text:style-name="T2">Introduction to Audio Analysis</text:span><text:span text:style-name="T1">.1st edn. San Diego, USA: Elsevier Science. - </text:span><text:span text:style-name="T10">book</text:span></text:p>
      <text:p text:style-name="P1" loext:marker-style-name="T1"><text:span text:style-name="T1">Gibaru, O. (2019) </text:span><text:span text:style-name="T2">Neural network</text:span><text:span text:style-name="T1">. Available at: https://www.oliviergibaru.org/courses/ML_NeuralNetwork.html (Accessed: 4 May 2022) - </text:span><text:span text:style-name="T10">website</text:span></text:p>
      <text:p text:style-name="P1" loext:marker-style-name="T1"><text:span text:style-name="T1">Godoy, D. (2018) </text:span><text:span text:style-name="T2">Understanding binary cross-entropy / log loss: a visual explanation.</text:span><text:span text:style-name="T1"> Available at: https://towardsdatascience.com/understanding-binary-cross-entropy-log-loss-a-visual-explanation-a3ac6025181a (Accessed: 19 February 2021). - </text:span><text:span text:style-name="T10">website</text:span></text:p>
      <text:p text:style-name="P1" loext:marker-style-name="T1"><text:span text:style-name="T1">Goodfellow, I., Bengio, Y. and Courville, A. (2016a) </text:span><text:span text:style-name="T2">Deep Learning</text:span><text:span text:style-name="T1">. Available at: http://www.deeplearningbook.org (Accessed: 3 October 2020). - </text:span><text:span text:style-name="T10">website</text:span></text:p>
      <text:p text:style-name="P1" loext:marker-style-name="T1"><text:span text:style-name="T1">Goodfellow, I., Bengio, Y. and Courville, A. (2016b) </text:span><text:span text:style-name="T2">Deep Learning</text:span><text:span text:style-name="T1">. MIT Press. - </text:span><text:span text:style-name="T10">book</text:span></text:p>
      <text:p text:style-name="P1" loext:marker-style-name="T1"><text:span text:style-name="T1">Gould, J.L. (1988) 'The biology of the honeybee. Mark L. Winston', </text:span><text:span text:style-name="T2">The Quarterly Review of Biology</text:span><text:span text:style-name="T1">, 63(1), pp.95-96. - </text:span><text:span text:style-name="T10">journal</text:span></text:p>
      <text:p text:style-name="P4" loext:marker-style-name="T1"><text:span text:style-name="T1">Gradišek, A. and Grad, J. (2018) 'Bumblebee brood temperature and colony development: a field study', </text:span><text:span text:style-name="T2">Acta Entomologica Slovenica</text:span><text:span text:style-name="T1">, 26(2), pp.219-232. - </text:span><text:span text:style-name="T10">journal</text:span></text:p>
      <text:p text:style-name="P4" loext:marker-style-name="T1"><text:span text:style-name="T1">Gradišek, A. et al. (2017a) 'Predicting species identity of bumblebees through analysis of flight buzzing sounds', </text:span><text:span text:style-name="T2">Bioacoustics (Berkhamsted</text:span><text:span text:style-name="T1">), 26(1), pp.63-76. - </text:span><text:span text:style-name="T10">journal</text:span></text:p>
      <text:p text:style-name="P1" loext:marker-style-name="T1"><text:span text:style-name="T1">Graves, A. (2012) </text:span><text:span text:style-name="T2">Supervised Sequence Labelling with RecurrentNeural Networks</text:span><text:span text:style-name="T1">. 1st edn. Heidelberg, Berlin: Springer. - </text:span><text:span text:style-name="T10">book</text:span></text:p>
      <text:p text:style-name="P4" loext:marker-style-name="T1"><text:span text:style-name="T1">Graystock, P., Goulson, D. and Hughes, W.O.H. (2014) 'The relationship between managed bees and the prevalence of parasites in bumblebees',</text:span><text:span text:style-name="T2"> PeerJ</text:span><text:span text:style-name="T1"> 2, pp 522. - </text:span><text:span text:style-name="T10">journal</text:span></text:p>
      <text:p text:style-name="P4" loext:marker-style-name="T1"><text:span text:style-name="T1">Gu, J. et al. (2018) 'Recent advances in convolutional neural networks', </text:span><text:span text:style-name="T2">Pattern Recognition</text:span><text:span text:style-name="T1">, 77 pp.354-377. - </text:span><text:span text:style-name="T10">journal</text:span></text:p>
      <text:p text:style-name="P3" loext:marker-style-name="T1">Guillén-Navarro, M.A., Martínez-España, R., Bueno-Crespo, A., Ayuso, B., Moreno, J.L. and Cecilia, J.M., 2019. An LSTM deep learning scheme for prediction of low temperatures in agriculture. In: Intelligent Environments 2019. Ambient Intelligence and Smart Environments, vol. 26, pp.130–138. <text:a xlink:type="simple" xlink:href="https://doi.org/10.3233/AISE190032" text:style-name="Internet_20_link" text:visited-style-name="Visited_20_Internet_20_Link">https://doi.org/10.3233/AISE190032</text:a> - <text:span text:style-name="T9">book</text:span></text:p>
      <text:p text:style-name="P1" loext:marker-style-name="T1"><text:span text:style-name="T1">Gursimran, K. and Neha, M. (2015) 'Music genre classification using MFCC, SVM and BPNN',</text:span><text:span text:style-name="T2"> International Journal of Computer Applications</text:span><text:span text:style-name="T1">, 112(6), pp.12-14. - </text:span><text:span text:style-name="T10">journal</text:span></text:p>
      <text:p text:style-name="P1" loext:marker-style-name="T11"><text:span text:style-name="T11">Hambleton, .J. I. (1925) 'The effect of weather upon the change in weight of a colony of bees during the honey flow,’ </text:span><text:span text:style-name="T12">U.S.Dept.ofAgriculture,1925,.</text:span><text:span text:style-name="T11">Available at: </text:span><text:a xlink:type="simple" xlink:href="https://hdl.handle.net/2027/uiug.30112019240354" text:style-name="Internet_20_link" text:visited-style-name="Visited_20_Internet_20_Link"><text:span text:style-name="T13">https://hdl.handle.net/2027/uiug.30112019240354</text:span></text:a><text:span text:style-name="T11">. - </text:span><text:span text:style-name="T14">website</text:span></text:p>
      <text:p text:style-name="P5" loext:marker-style-name="T1"><text:soft-page-break/><text:span text:style-name="T1">Harano, K. et al. (2013) 'Honeybee foragers adjust crop contents before leaving the hive: Effects of distance to food source, food type, and informational state', </text:span><text:span text:style-name="T2">Behavioral Ecology and Sociobiology,</text:span><text:span text:style-name="T1"> 67(7), pp.1169-1178. - </text:span><text:span text:style-name="T10">journal</text:span></text:p>
      <text:p text:style-name="P5" loext:marker-style-name="T1"><text:span text:style-name="T1">Hardell, L. (2017) 'World Health Organization, radiofrequency radiation and health - a hard nut to crack (Review)', </text:span><text:span text:style-name="T2">International Journal of Oncology</text:span><text:span text:style-name="T1">, 51(2), pp.405-413. - </text:span><text:span text:style-name="T10">journal</text:span></text:p>
      <text:p text:style-name="P5" loext:marker-style-name="T1"><text:span text:style-name="T1">Harst, W., Kuhn, J. and Stever, H. (2006) 'Can electromagnetic exposure cause a change in behaviour? Studying possible non-thermal influences on honey bees -An approach within the framework of educational informatics', </text:span><text:span text:style-name="T2">ACTA SYSTEMICA - IIAS International Journal</text:span><text:span text:style-name="T1">, VI(1), pp.1-6. - </text:span><text:span text:style-name="T10">journal</text:span></text:p>
      <text:p text:style-name="P6">Heise, D. et al. (2019) ‘Acoustically tracking the comings and goings of bumblebees’, in 2019 IEEE Sensors Applications Symposium (SAS). Sophia Antipolis, France, 11–13 March 2019, pp. 1–6. Available at: https://doi.org/10.1109/SAS.2019.8705973<text:line-break/>. - <text:span text:style-name="T15">conference</text:span></text:p>
      <text:p text:style-name="P5" loext:marker-style-name="T1"><text:span text:style-name="T1">Hochreiter, S. and Schmidhuber, J. (1997) 'Long short-term memory', </text:span><text:span text:style-name="T2">Neural Computation</text:span><text:span text:style-name="T1">, 9(8), pp.1735-1780. - </text:span><text:span text:style-name="T10">journal</text:span></text:p>
      <text:p text:style-name="P1" loext:marker-style-name="T1"><text:span text:style-name="T1">Hochreiter, S. and Schmidhuber, J. (1996) </text:span><text:span text:style-name="T2">LSTM can solve hard long time lag problems</text:span><text:span text:style-name="T1">, Colorado: MIT Press. - </text:span><text:span text:style-name="T16">book</text:span></text:p>
      <text:p text:style-name="P3" loext:marker-style-name="T1">Hossan, M.A., Memon, S. and Gregory, M.A. (2010) ‘A novel approach for MFCC feature extraction’, in <text:span text:style-name="Emphasis">2010 4th International Conference on Signal Processing and Communication Systems</text:span>. 13–15 December 2010, pp. 1–5. Available at: <text:a xlink:type="simple" xlink:href="https://api.semanticscholar.org/CorpusID:17606296" office:target-frame-name="_new" xlink:show="replace" text:style-name="Internet_20_link" text:visited-style-name="Visited_20_Internet_20_Link">https://api.semanticscholar.org/CorpusID:17606296</text:a>. - <text:span text:style-name="T17">conference</text:span></text:p>
      <text:p text:style-name="P1" loext:marker-style-name="T1"><text:span text:style-name="T1">Howard, D. et al (2018) 'A low-cost multi-modal sensor network for the monitoring of honeybee colonies/hives' |</text:span><text:span text:style-name="T2">Intelligent Environments</text:span><text:span text:style-name="T1"> 2018. Amsterdam, Netherlands 2018. Available at: </text:span><text:a xlink:type="simple" xlink:href="https://eprints.kingston.ac.uk/id/eprint/41328" text:style-name="Internet_20_link" text:visited-style-name="Visited_20_Internet_20_Link"><text:span text:style-name="T1">https://eprints.kingston.ac.uk/id/eprint/41328</text:span></text:a><text:span text:style-name="T1">. - </text:span><text:span text:style-name="T16">conference</text:span></text:p>
      <text:p text:style-name="P1" loext:marker-style-name="T1"><text:span text:style-name="T1">Howard, D. et al. (2013) 'Signal processing the acoustics of honeybees (Apis Mellifera) to identify the “Queenless” state in hives', </text:span><text:span text:style-name="T2">Institute of Acoustics</text:span><text:span text:style-name="T1">, 35 pp.290-297. - </text:span><text:span text:style-name="T18">journal</text:span></text:p>
      <text:p text:style-name="P7" loext:marker-style-name="T1"><text:span text:style-name="T1">Hunt, J.H. and Richard, F. (2013) 'Intracolony vibroacoustic communication in social insects', </text:span><text:span text:style-name="T2">Insectes Sociaux</text:span><text:span text:style-name="T1">, 60(4), pp.403-417. - </text:span><text:span text:style-name="T18">journal</text:span></text:p>
      <text:p text:style-name="P8" loext:marker-style-name="T1">Hunter, G.A., Howard, D. and Duran, O. (2016) ‘A user-centred design approach towards developing an intelligent living environment for honeybees’, in <text:span text:style-name="Emphasis"><text:span text:style-name="T19">Proceedings of the 30th International BCS Human Computer Interaction Conference: Fusion!</text:span></text:span>. July 2016. Swindon: BCS Learning &amp; Development Ltd, pp. 1–<text:span text:style-name="T17">8</text:span>. - <text:span text:style-name="T17">conference</text:span></text:p>
      <text:p text:style-name="P3" loext:marker-style-name="T1">Ifeachor, E.C. and Smithson, P.M., <text:span text:style-name="T20">(</text:span>1995<text:span text:style-name="T20">)</text:span>. ‘A practical approach to digital signal processing’. In <text:span text:style-name="T21">Proceedings of the </text:span><text:span text:style-name="Emphasis">IEE Colloquium on Teaching of Digital Signal Processing</text:span>, London, UK, pp. 6/1–6/8. https://doi.org/10.1049/ic:19950210 <text:s/>- <text:span text:style-name="T17">conference</text:span></text:p>
      <text:p text:style-name="P9" loext:marker-style-name="T1"><text:soft-page-break/>Nolasco, I., Terenzi, A., Cecchi, S., Orcioni, S., Bear, H.L. and Benetos, E. (2019) ‘Audio-based identification of beehive states’, in ICASSP 2019 IEEE International Conference on Acoustics, Speech and Signal Processing (ICASSP). Brighton, UK, 12–17 May 2019, pp. 8256–8260. Available at: <text:a xlink:type="simple" xlink:href="https://doi.org/10.1109/icassp.2019.8682981" text:style-name="Internet_20_link" text:visited-style-name="Visited_20_Internet_20_Link">https://doi.org/10.1109/icassp.2019.8682981</text:a> - <text:span text:style-name="T17">conference</text:span><text:line-break/>.</text:p>
      <text:p text:style-name="P1" loext:marker-style-name="T1"><text:span text:style-name="T1">Ingle, K.V. and Proakis, G.J. (2007) Digital Signal Processing Using MATLAB. Stamford: Cengage Learning. 'Assessment Report on Pollinators, Pollination and Food Production' (2016) Dec 7. Zenodo.Available at: </text:span><text:a xlink:type="simple" xlink:href="https://explore.openaire.eu/search/publication?articleId=dedup_wf_001::23642fd54072123c898eda33cfe58ad3" text:style-name="Internet_20_link" text:visited-style-name="Visited_20_Internet_20_Link"><text:span text:style-name="T1">https://explore.openaire.eu/search/publication?articleId=dedup_wf_001::23642fd54072123c898eda33cfe58ad3</text:span></text:a><text:span text:style-name="T1">. - </text:span><text:span text:style-name="T18">website</text:span></text:p>
      <text:p text:style-name="P1" loext:marker-style-name="T1"><text:span text:style-name="T1">Jackson, L. (2019) East of England Bee Report: A report on the status of threatened bees in the region with recommendations for conservation action. Peterborough.: Available at: https://www.wwf.org.uk/sites/default/files/2019-05/EofE%20bee%20report%202019%20FINAL_17My2019.pdf (Accessed: June 12, 2020). </text:span><text:span text:style-name="T18">website</text:span></text:p>
      <text:p text:style-name="P1" loext:marker-style-name="T1"><text:span text:style-name="T1">Janacek, G. (2001) </text:span><text:span text:style-name="T2">Practical time series</text:span><text:span text:style-name="T1">. 1st edn. London: Arnold. - </text:span><text:span text:style-name="T18">book</text:span></text:p>
      <text:p text:style-name="P7" loext:marker-style-name="T1"><text:span text:style-name="T1">Johnson, B.R. (2010) 'Division of labor in honeybees: form, function, and proximate mechanisms', </text:span><text:span text:style-name="T2">Behavioral Ecology and Sociobiology</text:span><text:span text:style-name="T1">, 64(3), pp.305-316. - </text:span><text:span text:style-name="T18">journal</text:span></text:p>
      <text:p text:style-name="P7" loext:marker-style-name="T1"><text:span text:style-name="T1">Johnson, B.R. (2009) 'Division of labor in honeybees: form, function, and proximate mechanisms', </text:span><text:span text:style-name="T2">Behavioral Ecology and Sociobiology</text:span><text:span text:style-name="T1">, 64(3), pp.305-316. - - </text:span><text:span text:style-name="T18">journal</text:span></text:p>
      <text:p text:style-name="P1" loext:marker-style-name="T1"><text:span text:style-name="T1">Jordan, M.I. (1999) Learning in Graphical Models. MIT Press. - </text:span><text:span text:style-name="T18">book</text:span></text:p>
      <text:p text:style-name="P1" loext:marker-style-name="T1"><text:span text:style-name="T1">Gorgolewski, C. (2018) </text:span><text:span text:style-name="T2">To be or not to bee:</text:span><text:span text:style-name="T1"> </text:span><text:span text:style-name="T2">An annotated dataset for beehive sound recognition</text:span><text:span text:style-name="T1">. Available at: <text:s/>https://www.kaggle.com/datasets/chrisfilo/to-bee-or-no-to-bee (Accessed: 28 October 2021). - </text:span><text:span text:style-name="T18">website</text:span></text:p>
      <text:p text:style-name="P1" loext:marker-style-name="T1"><text:span text:style-name="T1">Keel, C. C. (2022) </text:span><text:span text:style-name="T2">The buzz about pollinators.</text:span><text:span text:style-name="T1"> Available at: https://search.proquest.com/docview/2679216091 (Accessed: 05 June 2022). </text:span><text:span text:style-name="T18">- website</text:span></text:p>
      <text:p text:style-name="P1" loext:marker-style-name="T1"><text:span text:style-name="T1">Khoury, D.S., Myerscough, M.R. and Barron, A.B. (2011) 'A Quantitative Model of Honey Bee Colony Population Dynamics', </text:span><text:span text:style-name="T2">PloS One</text:span><text:span text:style-name="T1">, 6(4), pp.e18491. - </text:span><text:span text:style-name="T18">website</text:span></text:p>
      <text:p text:style-name="P1" loext:marker-style-name="T1"><text:span text:style-name="T1">Kim, J.K. and Shao, J. (2021) </text:span><text:span text:style-name="T2">Statistical methods for handling incomplete data</text:span><text:span text:style-name="T1">.2</text:span><text:span text:style-name="T22">nd</text:span><text:span text:style-name="T1"> edn. New York: Chapman and Hall/CRC. - </text:span><text:span text:style-name="T18">book</text:span></text:p>
      <text:p text:style-name="P1" loext:marker-style-name="T1"><text:span text:style-name="T1">Kingma, D. and Ba, J. (2017) </text:span><text:span text:style-name="T2">Adam: A method for stochastic optimization.</text:span><text:span text:style-name="T1"> Available at: https://search.proquest.com/docview/2075396516 (Accessed: November 6, 2023).</text:span></text:p>
      <text:p text:style-name="P7" loext:marker-style-name="T1"><text:span text:style-name="T1">Kircher, W.H. (1993) 'Acoustical communication in honeybees', Apidologie, 24(3), pp.297-307. - </text:span><text:span text:style-name="T18">journal</text:span></text:p>
      <text:p text:style-name="P7" loext:marker-style-name="T1"><text:soft-page-break/><text:span text:style-name="T1">Krizhevsky, A., Sutskever, I. and Hinton, G. (2017) 'ImageNet classification with deep convolutional neural networks', </text:span><text:span text:style-name="T2">Association for Computing Machinery,</text:span><text:span text:style-name="T1"> 6(60), pp. 84-90. - </text:span><text:span text:style-name="T18">journal</text:span></text:p>
      <text:p text:style-name="P7" loext:marker-style-name="T1"><text:span text:style-name="T1">Kulyukin, V., Mukherjee, S. and Amlathe, P. (2018) 'Toward audio beehive monitoring: deep learning vs. standard machine learning in classifying beehive audio samples', </text:span><text:span text:style-name="T2">Applied Sciences,</text:span><text:span text:style-name="T1"> 8(9), pp.1573. - </text:span><text:span text:style-name="T18">journal</text:span></text:p>
      <text:p text:style-name="P7" loext:marker-style-name="T1"><text:span text:style-name="T1">Kumar, S.S. (2018) 'Colony collapse disorder (CCD) in honeybees caused by EMF Radiation', </text:span><text:span text:style-name="T2">Bioinformation</text:span><text:span text:style-name="T1">, 14(9), pp.521-524. - </text:span><text:span text:style-name="T18">journal</text:span></text:p>
      <text:p text:style-name="P7" loext:marker-style-name="T1"><text:span text:style-name="T1">Lau, C. and Nieh, J. (2010) 'Honeybee stop-signal production: temporal distribution and effect of feeder crowding', </text:span><text:span text:style-name="T2">Apidologie</text:span><text:span text:style-name="T1">, 41(1), pp.87-95. - </text:span><text:span text:style-name="T18">journal</text:span></text:p>
      <text:p text:style-name="P7" loext:marker-style-name="T1"><text:span text:style-name="T1">Lee, A. et al. (2017) ‘Machine learning has arrived!’, </text:span><text:span text:style-name="T2">Journal of Ophthalmology</text:span><text:span text:style-name="T1">, 124(12), pp1726-1728. - </text:span><text:span text:style-name="T18">journal</text:span></text:p>
      <text:p text:style-name="P7" loext:marker-style-name="T1"><text:span text:style-name="T1">Lee, K.Y. et al. (2017) 'Pollination efficiency of honeybees (Apis mellifera L.) and bumblebees (Bombus terrestris L.) in different cultivars of Asian Pear (Pyrus pyrifolia Nakai)', </text:span><text:span text:style-name="T2">Journal of Apiculture</text:span><text:span text:style-name="T1">, 32(4), pp.303-314. - </text:span><text:span text:style-name="T18">journal</text:span></text:p>
      <text:p text:style-name="P1" loext:marker-style-name="T1"><text:span text:style-name="T1">Li, X. and Wu, X. (2015) Constructing long short-term memory based deep recurrent neural networks for large vocabulary speech recognition, IEEE, pp. 4520.</text:span><text:span text:style-name="T1"/></text:p>
      <text:p text:style-name="P1" loext:marker-style-name="T1"><text:span text:style-name="T1">Mahajan, Y. et al. (2023) NeuralBee - A Beehive Health Monitoring System, pp. 84.</text:span><text:span text:style-name="T1"/></text:p>
      <text:p text:style-name="P1" loext:marker-style-name="T1"><text:span text:style-name="T1">Malhotra, P. et al. (2015). 'Long Short-Term Memory Networks for Anomaly Detection in Time Series', In Proceedings of ESANN 2015, 89 pp.89-94. - </text:span><text:span text:style-name="T18">conference</text:span></text:p>
      <text:p text:style-name="P1" loext:marker-style-name="T1"><text:span text:style-name="T1">Manna, S. (2020) </text:span><text:span text:style-name="T2">K-Fold Cross Validation for Deep Learning Models using Keras</text:span><text:span text:style-name="T1">. Available at: https://medium.com/the-owl/k-fold-cross-validation-in-keras-3ec4a3a00538 (Accessed: 06 August 2020). - </text:span><text:span text:style-name="T18">website</text:span></text:p>
      <text:p text:style-name="P1" loext:marker-style-name="T1"><text:span text:style-name="T1">MathWorks (2016) </text:span><text:span text:style-name="T23">Introduction to Machine Learning</text:span><text:span text:style-name="T1">. Available at: https://www.mathworks.com/content/dam/mathworks/tag-team/Objects/i/88174_92991v00_machine_learning_section1_ebook.pdf (Accessed: 20 June 2020). - </text:span><text:span text:style-name="T18">ebook</text:span></text:p>
      <text:p text:style-name="P1" loext:marker-style-name="T1"><text:span text:style-name="T1">MathWorks (2024</text:span><text:span text:style-name="T2">) MATLAB Primer</text:span><text:span text:style-name="T1">. Available at: https://www.mathworks.com/help/releases/R2014b/pdf_doc/matlab/getstart.pdf (Accessed: 02 November 2019). </text:span><text:span text:style-name="T18">- website</text:span></text:p>
      <text:p text:style-name="P1" loext:marker-style-name="T1"><text:span text:style-name="T1">MathWorks (2020) </text:span><text:span text:style-name="T2">Mfcc </text:span><text:span text:style-name="T1"><text:s/>Available at: https://uk.mathworks.com/help/audio/ref/mfcc.html (Accessed: 6 November 2023). - </text:span><text:span text:style-name="T18">website</text:span></text:p>
      <text:p text:style-name="P1" loext:marker-style-name="T1"><text:span text:style-name="T1">National Geographic (2024)</text:span><text:span text:style-name="T2"> Honeybee</text:span><text:span text:style-name="T1">. Available at: https://www.nationalgeographic.com/animals/invertebrates/facts/honeybee (Accessed: 20 August 2020). - </text:span><text:span text:style-name="T18">website</text:span></text:p>
      <text:p text:style-name="P7" loext:marker-style-name="T1"><text:soft-page-break/><text:span text:style-name="T1">Meikle,W.et al.(2015) 'Application of continuous monitoring of honeybee colonies', </text:span><text:span text:style-name="T2">Apidologie,</text:span><text:span text:style-name="T1"> 46(1), pp.10-22. - </text:span><text:span text:style-name="T18">journal</text:span></text:p>
      <text:p text:style-name="P7" loext:marker-style-name="T1"><text:span text:style-name="T1">Michelsen, A. et al. (1986) 'The tooting and quacking vibration signals of honeybee queens: a quantitative analysis', </text:span><text:span text:style-name="T2">Journal of Comparative Physiology</text:span><text:span text:style-name="T1">, 158(5), pp.605-611. - </text:span><text:span text:style-name="T18">journal</text:span></text:p>
      <text:p text:style-name="P1" loext:marker-style-name="T1"><text:span text:style-name="T1">Mitchell, T.A. (1997) </text:span><text:span text:style-name="T2">Machine learning</text:span><text:span text:style-name="T1">. Australia: McGraw-Hil. - </text:span><text:span text:style-name="T18">book</text:span></text:p>
      <text:p text:style-name="P1" loext:marker-style-name="T1"><text:span text:style-name="T1">Mohamed,A.(2014) Deep neural network acoustic models for ASR.Available at: http://hdl.handle.net/1807/44123 (Accessed:29 October 2022). - </text:span><text:span text:style-name="T18">website</text:span></text:p>
      <text:p text:style-name="P7" loext:marker-style-name="T1"><text:span text:style-name="T4">Morales, M. M. et al. </text:span><text:span text:style-name="T1">(2020a) 'Distribution of chemical residues in the beehive compartments and their transfer to the honeybee brood', </text:span><text:span text:style-name="T2">Science of the Total Environment</text:span><text:span text:style-name="T1">, 710 pp.136288. - - </text:span><text:span text:style-name="T18">journal</text:span></text:p>
      <text:p text:style-name="P7" loext:marker-style-name="T1"><text:span text:style-name="T1">Mullin, C.A. et al. (2010) 'High levels of miticides and agrochemicals in North American Apiaries: Implications for honey bee health', </text:span><text:span text:style-name="T2">PLoS ONE</text:span><text:span text:style-name="T1">, 5(3), pp.e9754. - </text:span><text:span text:style-name="T18">journal</text:span></text:p>
      <text:p text:style-name="P1" loext:marker-style-name="T1"><text:span text:style-name="T1">Murphy, K.P. (2012) </text:span><text:span text:style-name="T2">Machine learning: A probabilistic perspective</text:span><text:span text:style-name="T1">. London: The MIT Press. - </text:span><text:span text:style-name="T18">book</text:span></text:p>
      <text:p text:style-name="P1" loext:marker-style-name="T1"><text:span text:style-name="T1">Mutsonziwa,K.,Chimedza, C. and Dhliwayo, L. (2004) </text:span><text:span text:style-name="T2">Time series analysis</text:span><text:span text:style-name="T1">. Harare: Zimbabwe Open University. - </text:span><text:span text:style-name="T18">book</text:span></text:p>
      <text:p text:style-name="P7" loext:marker-style-name="T1"><text:span text:style-name="T1">Myerscough, M.R. (1993) 'A Simple model for temperature regulation in honeybee swarms', </text:span><text:span text:style-name="T2">Journal of Theoretical Biology</text:span><text:span text:style-name="T1">, 162(3), pp.381-393. - </text:span><text:span text:style-name="T18">journal</text:span></text:p>
      <text:p text:style-name="P7" loext:marker-style-name="T1"><text:span text:style-name="T24">Nieh, J. C. (1993). ‘The stop signal of honeybees: Reconsidering its message’ </text:span><text:span text:style-name="T25">Behavioral Ecology and Sociobiology</text:span><text:span text:style-name="T24">, </text:span><text:span text:style-name="T25">33</text:span><text:span text:style-name="T24">(1), 51–56. </text:span><text:a xlink:type="simple" xlink:href="http://www.jstor.org/stable/4600847" text:style-name="Internet_20_link" text:visited-style-name="Visited_20_Internet_20_Link"><text:span text:style-name="T24">http://www.jstor.org/stable/4600847</text:span></text:a><text:span text:style-name="T24">. - </text:span><text:span text:style-name="T26">journal</text:span></text:p>
      <text:p text:style-name="P7" loext:marker-style-name="T1"><text:span text:style-name="T1">Neumann, P. and Blacquière, T. (2017) 'The darwin cure for apiculture? Natural selection and managed honeybee health', </text:span><text:span text:style-name="T2">Evolutionary Applications</text:span><text:span text:style-name="T1">, 10(3), pp.226-230. - </text:span><text:span text:style-name="T18">journal</text:span></text:p>
      <text:p text:style-name="P7" loext:marker-style-name="T1"><text:span text:style-name="T1">Neumann, P. and Carreck, N.L. (2010) 'Honeybee colony losses', </text:span><text:span text:style-name="T2">Journal of Apicultural Research</text:span><text:span text:style-name="T1">, 49(1), pp.1-6. - </text:span><text:span text:style-name="T18">journal</text:span></text:p>
      <text:p text:style-name="P1" loext:marker-style-name="T27"><text:span text:style-name="T1">NIST(no date) </text:span><text:span text:style-name="T23">Introduction to </text:span><text:span text:style-name="T2">Time Series Analysis.</text:span><text:span text:style-name="T1"> Available at: https://www.itl.nist.gov/div898/handbook/pmc/section4/pmc4.htm (Accessed: 29 October 2019).</text:span><text:span text:style-name="T27"> - </text:span><text:span text:style-name="T28">website</text:span></text:p>
      <text:p text:style-name="P3" loext:marker-style-name="T1"><text:span text:style-name="T29">Nguyen, Thi Hoa Cuc, Nebel, Jean-Christophe, Hunter, Gordon, &amp; Florez-Revuelta, Francisco (2018). Automated Detection of Hands and Objects in Egocentric Videos, for Ambient Assisted Living Applications. </text:span><text:span text:style-name="T30">In Proceedings of the </text:span><text:span text:style-name="T29">14th International Conference on Intelligent Environments (IE) </text:span><text:span text:style-name="T30">2018</text:span><text:span text:style-name="T29">, 91-94. https://doi.org/10.1109/ie.2018.00022</text:span> - <text:span text:style-name="T31">conference</text:span></text:p>
      <text:p text:style-name="P3" loext:marker-style-name="T1"><text:soft-page-break/>Nolasco, I., Terenzi, A., Cecchi, S., Orcioni, S., Bear, H.L. and Benetos, E. (2019) 'Audio-based identification of beehive states', ICASSP 2019 IEEE International Conference on Acoustics, Speech and Signal Processing (ICASSP). Brighton, UK, 12–17 May. IEEE, pp. 8256–8260. Available at: doi.org. - <text:span text:style-name="T31">conference</text:span></text:p>
      <text:p text:style-name="P10" loext:marker-style-name="T1"><text:span text:style-name="T1">Nolasco, I. And Benetos, E.(2018) “To bee or not to bee: Investigating machine learning approaches to beehive sound recognition”. In Workshop on Detection and Classification of Acoustic Scenes and Events (DCASE), <text:s/>19-20 November 2018, Surrey, UK. - </text:span><text:span text:style-name="T32">conference</text:span></text:p>
      <text:p text:style-name="P11" loext:marker-style-name="T1"><text:span text:style-name="T1">Eltiraifi, O., Elbasheer, E. and Nawari, M. (2018) 'A comparative study of MFCC and LPCC features for speech activity detection using deep belief network', </text:span><text:span text:style-name="T2">Science of the Total Environment</text:span><text:span text:style-name="T1">, 661 pp.553-562. - </text:span><text:span text:style-name="T32">journal</text:span></text:p>
      <text:p text:style-name="P10" loext:marker-style-name="T1"><text:span text:style-name="T1">Odemer, R. and Odemer, F. (2019) 'Effects of radiofrequency electromagnetic radiation (RF-EMF) on honeybee queen development and mating success' <text:s/></text:span><text:span text:style-name="T2">Science of the Total Environment</text:span><text:span text:style-name="T1">, 661 pp.553-562. </text:span><text:span text:style-name="T32">- journal</text:span></text:p>
      <text:p text:style-name="P1" loext:marker-style-name="T1"><text:span text:style-name="T1">Olah, C.(2015) ‘Understanding LSTM Networks’ Colah’s blog 27August. Available at: http://colah.github.io/posts/2015-08-Understanding-LSTMs/ (Accessed: 18 January 2023). - </text:span><text:span text:style-name="T32">website</text:span></text:p>
      <text:p text:style-name="P1" loext:marker-style-name="T1"><text:span text:style-name="T1">Oppenheim, A.V. and Schafer, R.W. (2010) </text:span><text:span text:style-name="T2">Discrete-time signal processing</text:span><text:span text:style-name="T1">. 3rd edn. Upper Saddle River: N.J. Pearson. - </text:span><text:span text:style-name="T32">book</text:span></text:p>
      <text:p text:style-name="P1" loext:marker-style-name="T1"><text:span text:style-name="T1">O'Shaughnessy, D. Speech communications: Human and machine (IEEE). Universities Press. - </text:span><text:span text:style-name="T32">book</text:span></text:p>
      <text:p text:style-name="P12">Paliwal, K., Lyons, J. and Wójcicki, K. (2010) 'Preference for 20-40 ms window duration in speech analysis', <text:span text:style-name="T33">In Proceedings of the </text:span>2010 4th International Conference on Signal Processing and Communication Systems. Gold Coast, QLD, Australia, 13–15 December. IEEE, pp. 1–10. Available at: doi.org. - <text:span text:style-name="T33">conference</text:span></text:p>
      <text:p text:style-name="P10" loext:marker-style-name="T1"><text:span text:style-name="T1">Pedregosa, F. et al. (2011) 'Scikit-learn: machine learning in Python', </text:span><text:span text:style-name="T2">Journal of Machine Learning Research</text:span><text:span text:style-name="T1">. 12, pp.2825-2830. - </text:span><text:span text:style-name="T32">journal</text:span></text:p>
      <text:p text:style-name="P10" loext:marker-style-name="T1"><text:span text:style-name="T1">Peng, C.J., Lee, K.L. and Ingersoll, G.M. (2002) 'An introduction to logistic regression analysis and reporting', </text:span><text:span text:style-name="T2">Null</text:span><text:span text:style-name="T1">, 96(1), pp.3-14. - </text:span><text:span text:style-name="T32">journal</text:span></text:p>
      <text:p text:style-name="P1" loext:marker-style-name="T1"><text:span text:style-name="T1">Peng, R., Ardekani, I. and Sharifzadeh, H. (2020) 'An acoustic signal processing system for identification of queen-less beehives', </text:span><text:span text:style-name="T34">In Proceedings of the </text:span><text:span text:style-name="T1">2020 Asia-Pacific Signal and Information Processing Association Annual Summit and Conference (APSIPA ASC). Auckland, New Zealand, 7–10 December. IEEE, pp. 57–63. Available at: doi.org</text:span></text:p>
      <text:p text:style-name="P13"><text:span text:style-name="T1">Phillips, E.F. (1903) 'A Review of Parthenogenesis', </text:span><text:span text:style-name="T34">In </text:span><text:span text:style-name="T1">Proceedings of the American Philosophical Society, 42(174), pp.275-345.</text:span></text:p>
      <text:p text:style-name="P14" loext:marker-style-name="T1"><text:soft-page-break/><text:span text:style-name="T1">Phiri, B.J., Fèvre, D. and Hidano, A. (2022) 'Uptrend in global managed honeybee colonies and production based on a six-decade viewpoint, 1961-2017', </text:span><text:span text:style-name="T2">Scientific Reports</text:span><text:span text:style-name="T1">, 12(1), pp.21298. - </text:span><text:span text:style-name="T32">journal</text:span></text:p>
      <text:p text:style-name="P14" loext:marker-style-name="T1"><text:span text:style-name="T35">Pirk, C.W.W. et al. </text:span><text:span text:style-name="T1">(2016) 'Honeybee health in Africa—a review', </text:span><text:span text:style-name="T2">Apidologie</text:span><text:span text:style-name="T1">, 47(3), pp.276-300. - </text:span><text:span text:style-name="T32">journal</text:span></text:p>
      <text:p text:style-name="P14" loext:marker-style-name="T1"><text:span text:style-name="T4">Potts, S.G. et al. </text:span><text:span text:style-name="T1">(2010) 'Global pollinator declines: trends, impacts and drivers', </text:span><text:span text:style-name="T2">Trends in Ecology &amp; Evolution (Amsterdam</text:span><text:span text:style-name="T1">), 25(6), pp.345-353. - </text:span><text:span text:style-name="T32">journal</text:span></text:p>
      <text:p text:style-name="P1" loext:marker-style-name="T1"><text:span text:style-name="T4">Potts, S.G. et al. </text:span><text:span text:style-name="T1">(2018) 'Robotic bees for crop pollination: Why drones cannot replace biodiversity', </text:span><text:span text:style-name="T2">The Science of the Total Environment</text:span><text:span text:style-name="T1">, 642, pp.665-667.</text:span></text:p>
      <text:p text:style-name="P1" loext:marker-style-name="T1"><text:span text:style-name="T1">Proakis, G., John and Manolakis, G., Dimitris (1996) </text:span><text:span text:style-name="T2">Digital signal processing principles, algorithms, and applications</text:span><text:span text:style-name="T1">. London: Prentice-Hall International. - </text:span><text:span text:style-name="T36">book</text:span></text:p>
      <text:p text:style-name="P1" loext:marker-style-name="T1"><text:span text:style-name="T1">Python Docs (2019) </text:span><text:span text:style-name="T23">The <text:s text:c="3"/></text:span><text:span text:style-name="T37">P</text:span><text:span text:style-name="T23">ython Tutorial</text:span><text:span text:style-name="T1">. Available at: https://docs.python.org/3.5/tutorial/index.html (Accessed: 07 November 2019). -</text:span><text:span text:style-name="T36"> website</text:span></text:p>
      <text:p text:style-name="P14" loext:marker-style-name="T1"><text:span text:style-name="T1">Qandour, A. et al. (2014) 'Remote beehive monitoring using acoustic signals', </text:span><text:span text:style-name="T2">Australian Acoustical Society,</text:span><text:span text:style-name="T1"> 42(3), pp.204-209. - </text:span><text:span text:style-name="T32">journal</text:span></text:p>
      <text:p text:style-name="P14" loext:marker-style-name="T1"><text:span text:style-name="T1">Ramsey, M.,Bencsik, M. and Newton, M.I. (2017) 'Long-term trends in the honeybee 'whooping signal' revealed by automated detection', </text:span><text:span text:style-name="T2">PloS One</text:span><text:span text:style-name="T1">, 12(2), pp.e0171162. - </text:span><text:span text:style-name="T32">journal</text:span></text:p>
      <text:p text:style-name="P14" loext:marker-style-name="T1"><text:span text:style-name="T1">Ramsey, M. et al. (2020) 'The prediction of swarming in honeybee colonies using vibrational spectra', </text:span><text:span text:style-name="T2">Scientific Reports</text:span><text:span text:style-name="T1">, 10(1), pp.9798. - </text:span><text:span text:style-name="T32">journal</text:span></text:p>
      <text:p text:style-name="P1" loext:marker-style-name="T1"><text:span text:style-name="T1">Rangel, J. and Seeley, T.D. (2008a) 'The signals initiating the mass exodus of a honeybee swarm from its nest', </text:span><text:span text:style-name="T2">Animal Behaviour</text:span><text:span text:style-name="T1">, 76(6), pp.1943-1952.</text:span></text:p>
      <text:p text:style-name="P1" loext:marker-style-name="T1"><text:span text:style-name="T1">Rao, K.S. and Manjunath, K.E. (2017) </text:span><text:span text:style-name="T2">Speech recognition using articulatory and excitation source features. </text:span><text:span text:style-name="T1">1st edn. Cham: Springer International Publishing AG. - </text:span><text:span text:style-name="T36">book</text:span></text:p>
      <text:p text:style-name="P14" loext:marker-style-name="T1"><text:span text:style-name="T1">Rao, K. and Ahmed, N. (1976) 'Orthogonal transforms for digital signal processing', </text:span><text:span text:style-name="T2">IEEE Transactions on Systems Man and Cybernetics</text:span><text:span text:style-name="T1">, 6(11), pp.796-797. - </text:span><text:span text:style-name="T32">journal</text:span></text:p>
      <text:p text:style-name="P14" loext:marker-style-name="T1"><text:span text:style-name="T1">Ratnieks, F.L.W. and Carreck, N.L. (2010) 'Ecology. Clarity on honeybee collapse?', </text:span><text:span text:style-name="T2">Science</text:span><text:span text:style-name="T1"> 327(5962), pp.152-153. - </text:span><text:span text:style-name="T32">journal</text:span></text:p>
      <text:p text:style-name="P1" loext:marker-style-name="T1"><text:span text:style-name="T1">Ritchie, H. (2021) </text:span><text:span text:style-name="T2">How much of the world’s food production is dependent on pollinators?</text:span><text:span text:style-name="T1"> Available at: https://ourworldindata.org/pollinator-dependence (Accessed: May 16, 2022). - </text:span><text:span text:style-name="T36">website</text:span></text:p>
      <text:p text:style-name="P14" loext:marker-style-name="T1"><text:span text:style-name="T1">Robles-Guerrero, A. et al. (2017) 'Frequency analysis of honeybee buzz for automatic recognition of health status: A preliminary study', </text:span><text:span text:style-name="T2">Research in Computing Science</text:span><text:span text:style-name="T1">, 142(1), pp.89-98. </text:span><text:span text:style-name="T36">- </text:span><text:span text:style-name="T32">journal</text:span></text:p>
      <text:p text:style-name="P14" loext:marker-style-name="T1"><text:soft-page-break/><text:span text:style-name="T4">Robles-Guerrero, A. et al. </text:span><text:span text:style-name="T1">(2019a) 'Analysis of a multiclass classification problem by Lasso Logistic Regression and Singular Value Decomposition to identify sound patterns in queen less bee colonies', </text:span><text:span text:style-name="T2">Computers and Electronics in Agriculture</text:span><text:span text:style-name="T1">, 159 pp.69-74. - </text:span><text:span text:style-name="T32">journal</text:span></text:p>
      <text:p text:style-name="P15">Moreno, C. (2016) 'Importance and health of honeybee (Apis mellifera): A Review. <text:span text:style-name="T33">A</text:span>vailable at: https://www.researchgate.net/publication/326848210_Importance_and_Health_of_Honey_Bee_Apis_Mellifera_A_Review. (Accessed: May 16, 2022). - <text:span text:style-name="T33">website</text:span></text:p>
      <text:p text:style-name="P16" loext:marker-style-name="T1">Ruvinga, S. et al. (2023) 'Identifying queen lessness in honeybee hives from audio signals using machine learning', <text:span text:style-name="T38">Electronics (Basel)</text:span>, 12(7), pp.1627. - <text:span text:style-name="T31">journal</text:span></text:p>
      <text:p text:style-name="P1" loext:marker-style-name="T1"><text:span text:style-name="T1">Ruvinga, </text:span><text:span text:style-name="T39">S.</text:span><text:span text:style-name="T1"> et al. (2021a)</text:span><text:span text:style-name="T2"> ‘Use of LSTM networks to identify “Queen lessness” in Honeybee Hives from Audio Signals’</text:span><text:span text:style-name="T1">, </text:span><text:span text:style-name="T2">Proceedings of the 17th international conference on intelligent environments</text:span><text:span text:style-name="T1">. Dubai (United Arab Emirates), 21-24 June2021. https://doi: 10.1109/IE51775.2021.9486575. - </text:span><text:span text:style-name="T36">conference</text:span></text:p>
      <text:p text:style-name="P1" loext:marker-style-name="T1"><text:span text:style-name="T1">Sak, H., Senior, A.W. and Beaufays, F. (2014)’ Long short-term memory recurrent neural network architectures for large scale acoustic modelling’</text:span><text:span text:style-name="T2">, Proceedings of the annual conference of international speech communication Association INTERSPEECH</text:span><text:span text:style-name="T1">, <text:s/>01 January 2014.</text:span><text:a xlink:type="simple" xlink:href="https://https://ui.adsabs.harvard.edu/abs/2014arXiv1402.1128S" text:style-name="Internet_20_link" text:visited-style-name="Visited_20_Internet_20_Link"><text:span text:style-name="T1">https://https://ui.adsabs.harvard.edu/abs/2014arXiv1402.1128S</text:span></text:a><text:span text:style-name="T1">. - </text:span><text:span text:style-name="T36">conference</text:span></text:p>
      <text:p text:style-name="P1" loext:marker-style-name="T1"><text:span text:style-name="T1">Scheiner, R. et al. (2013) 'Standard methods for behavioural studies of Apis mellifera', </text:span><text:span text:style-name="T2">Journal of Apicultural Research</text:span><text:span text:style-name="T1">, 52(4), pp.1-58. - </text:span><text:span text:style-name="T36">journal</text:span></text:p>
      <text:p text:style-name="P1" loext:marker-style-name="T1"><text:span text:style-name="T1">Schmidhuber, J. (2022) </text:span><text:span text:style-name="T2">Annotated history of modern AI and deep learning.</text:span><text:span text:style-name="T1">Available at: https://search.proquest.com/docview/2757227049 (Accessed: - </text:span><text:span text:style-name="T36">website</text:span></text:p>
      <text:p text:style-name="P1" loext:marker-style-name="T1"><text:span text:style-name="T1">Seeley, T.D. (1995) </text:span><text:span text:style-name="T2">The wisdom of the hive</text:span><text:span text:style-name="T1">. Cambridge, Mass: Harvard University Press. - </text:span><text:span text:style-name="T36">book</text:span></text:p>
      <text:p text:style-name="P14" loext:marker-style-name="T1"><text:span text:style-name="T1">Seeley, T.D. (1982) 'Adaptive significance of the age polytheism schedule in honeybee colonies', </text:span><text:span text:style-name="T2">Behavioural Ecology and Sociobiology</text:span><text:span text:style-name="T1">, 11(4), pp.287-293. - </text:span><text:span text:style-name="T36">journal</text:span></text:p>
      <text:p text:style-name="P14" loext:marker-style-name="T1"><text:span text:style-name="T1">Seeley, T.D. and Tautz, J. (2001) ‘Worker piping in honeybee swarms and its role in preparing for liftoff’. </text:span><text:span text:style-name="T2">Journal of Comp. Physiol</text:span><text:span text:style-name="T1">. 187, pp667–676. - </text:span><text:span text:style-name="T36">journal</text:span></text:p>
      <text:p text:style-name="P14" loext:marker-style-name="T1"><text:span text:style-name="T1">Seeley, T.D. and Buhrman, S.C. (2001) 'Nest-site selection in honeybees: How well do swarms implement the "Best-of-N" Decision Rule?', </text:span><text:span text:style-name="T2">Behavioral Ecology and Sociobiology</text:span><text:span text:style-name="T1">, 49(5), pp.416-427. - </text:span><text:span text:style-name="T36">journal</text:span></text:p>
      <text:p text:style-name="P1" loext:marker-style-name="T1"><text:span text:style-name="T1">Sharma, V.P., and Kumar, N.R. (2010) 'Changes in honeybee behaviour and biology under the influence of cell phone radiations', </text:span><text:span text:style-name="T2">Current Science (Bangalore</text:span><text:span text:style-name="T1">), 98(10), pp.1376-1378.</text:span></text:p>
      <text:p text:style-name="P1" loext:marker-style-name="T1"><text:span text:style-name="T1">Sheskin, D.J. (2011). </text:span><text:span text:style-name="T2">Handbook of parametric and non-parametric statistical procedures.</text:span><text:span text:style-name="T1"> 5th edn. New York: Chapman and Hall. - </text:span><text:span text:style-name="T36">book</text:span></text:p>
      <text:p text:style-name="P1" loext:marker-style-name="T1"><text:soft-page-break/><text:span text:style-name="T1">Shimodaira, H. and Renals, S. (2019) </text:span><text:span text:style-name="T2">Speech Signal Analysis</text:span><text:span text:style-name="T1">. Available at: https://www.inf.ed.ac.uk/teaching/courses/asr/2018-19/asr02-signal-handout.pdf (Accessed: 4 January 2022). - </text:span><text:span text:style-name="T36">website</text:span></text:p>
      <text:p text:style-name="P14" loext:marker-style-name="T1"><text:span text:style-name="T1">Shivanna, K.R. (2022) 'Climate change and its impact on biodiversity and human welfare', </text:span><text:span text:style-name="T2">Proceedings of the Indian National Science Academy</text:span><text:span text:style-name="T1">, 88(2), pp.160-171. - </text:span><text:span text:style-name="T36">journal</text:span></text:p>
      <text:p text:style-name="P11" loext:marker-style-name="T1"><text:span text:style-name="T1">Siladittya, M (2020) </text:span><text:span text:style-name="T2">K-Fold Cross Validation for Deep Learning Models using Keras.</text:span><text:span text:style-name="T1"> Available at :</text:span><text:a xlink:type="simple" xlink:href="https://medium.com/the-owl/k-fold-cross-validation-in-keras-3ec4a3a00538" text:style-name="Internet_20_link" text:visited-style-name="Visited_20_Internet_20_Link"><text:span text:style-name="Internet_20_link"><text:span text:style-name="T1">https://medium.com/the-owl/k-fold-cross-validation-in-keras-3ec4a3a00538</text:span></text:span></text:a><text:span text:style-name="T1">. (Accessed: 3 May 2021). - </text:span><text:span text:style-name="T36">website</text:span></text:p>
      <text:p text:style-name="P14" loext:marker-style-name="T1"><text:span text:style-name="T1">Smith, B.P. and Brier, M.E. (1996) 'Statistical approach to neural network model building for gentamicin peak predictions'</text:span><text:span text:style-name="T2">, Journal of Pharmaceutical Sciences</text:span><text:span text:style-name="T1">, 85(1), pp.65-69. - </text:span><text:span text:style-name="T36">journal</text:span></text:p>
      <text:p text:style-name="P14" loext:marker-style-name="T1"><text:span text:style-name="T1">Staples, L. (2018a) A comparison of the predictive ability of logistic regression and time series analysis on business credit data.Available at: https://digitalcommons.kennesaw.edu/cgi/viewcontent.cgi?article=1011&amp;context=dataphdgreylit (Accessed: November 6, 2023). - </text:span><text:span text:style-name="T36">website</text:span></text:p>
      <text:p text:style-name="P14" loext:marker-style-name="T1"><text:span text:style-name="T1">Stąpor, K. (2018) 'Evaluating and Comparing Classifiers: Review, Some Recommendations and Limitations', in Kurzynski M., W.M., Burduk R. (ed.) </text:span><text:span text:style-name="T2">Proceedings of the 10th International Conference on Computer Recognition Systems CORES 2017</text:span><text:span text:style-name="T1">. Switzerland: Springer International Publishing AG, pp. 12-21. - </text:span><text:span text:style-name="T36">conference</text:span></text:p>
      <text:p text:style-name="P1" loext:marker-style-name="T1"><text:span text:style-name="T1">Statistics.com (2018)</text:span><text:span text:style-name="T2"> </text:span><text:span text:style-name="T23">Convolution and Tensor</text:span><text:span text:style-name="T1">. Available at: https://www.statistics.com/05-08-2018-convolution-and-tensor/(Accessed: 17 March 2022). - </text:span><text:span text:style-name="T36">website</text:span></text:p>
      <text:p text:style-name="P1" loext:marker-style-name="T1"><text:span text:style-name="T1">Statistica (2024) How t</text:span><text:span text:style-name="T2">o identify patterns in time series data: Time series analysis</text:span><text:span text:style-name="T1">. Available at: http://www.statsoft.com/textbook/time-series-analysis#systematic.(Accessed:07 November 2019). - </text:span><text:span text:style-name="T36">website</text:span></text:p>
      <text:p text:style-name="P1" loext:marker-style-name="T1"><text:span text:style-name="T1">Stephenson, B. (2014) </text:span><text:span text:style-name="T2">The python workbook: A brief introduction with exercises and solutions. </text:span><text:span text:style-name="T1">1st edn. London: Springer. - </text:span><text:span text:style-name="T36">book</text:span></text:p>
      <text:p text:style-name="P14" loext:marker-style-name="T1"><text:span text:style-name="T1">Switanek, M. et al. (2017) 'Modelling seasonal effects of temperature and precipitation on honeybee winter mortality in a temperate climate', </text:span><text:span text:style-name="T2">Science of the Total Environment</text:span><text:span text:style-name="T1">, 579 pp.1581-1587. - </text:span><text:span text:style-name="T36">journal</text:span></text:p>
      <text:p text:style-name="P14" loext:marker-style-name="T1"><text:span text:style-name="T1">Tieleman, T. and Hinton, G. (2012) 'Lecture 6.5-rmsprop: Divide the gradient by a running average of its recent magnitude', </text:span><text:span text:style-name="T2">Neural Networks for Machine Learning,</text:span><text:span text:style-name="T1"> 4(2), pp.26-31. - </text:span><text:span text:style-name="T36">journal</text:span></text:p>
      <text:p text:style-name="P1" loext:marker-style-name="T1"><text:span text:style-name="T1">United Nations (2020) </text:span><text:span text:style-name="T23">We all depend on the survival of</text:span><text:span text:style-name="T1"> </text:span><text:span text:style-name="T23">bees. </text:span><text:span text:style-name="T1">Available at: https://www.un.org/en/observances/bee-day (Accessed: 18 July 2020). - </text:span><text:span text:style-name="T36">website</text:span></text:p>
      <text:p text:style-name="P14" loext:marker-style-name="T1"><text:soft-page-break/><text:span text:style-name="T1">Uthoff, C., Homsi, M.N. and von Bergen, M. (2023) 'Acoustic and vibration monitoring of honeybee colonies for beekeeping-relevant aspects of the presence of queen bee and swarming', </text:span><text:span text:style-name="T2">Computers and Electronics in Agriculture</text:span><text:span text:style-name="T1">, 205 pp.107589. - </text:span><text:span text:style-name="T36">journal</text:span></text:p>
      <text:p text:style-name="P14" loext:marker-style-name="T1"><text:span text:style-name="T35">van Roy, J. et al. </text:span><text:span text:style-name="T1">(2014) 'Optical identification of bumblebee species: Effect of morphology on wingbeat frequency', </text:span><text:span text:style-name="T2">Computers and Electronics in Agriculture</text:span><text:span text:style-name="T1">, 109 pp.94-100. - </text:span><text:span text:style-name="T36">journal</text:span></text:p>
      <text:p text:style-name="P14" loext:marker-style-name="T1"><text:span text:style-name="T1">Van Engelsdorp, D. and Meixner, M.D. (2010) 'A historical review of managed honey bee populations in Europe and the United States and the factors that may affect them', </text:span><text:span text:style-name="T2">Journal of Invertebrate Pathology</text:span><text:span text:style-name="T1">, 103 pp. S80-S95. - </text:span><text:span text:style-name="T36">journal</text:span></text:p>
      <text:p text:style-name="P14" loext:marker-style-name="T1"><text:span text:style-name="T1">Várkonyi, D.T., Seixas, J.L. and Horváth, T. (2023) 'Dynamic noise filtering for multi-class classification of beehive audio data', </text:span><text:span text:style-name="T2">Expert Systems with Applications</text:span><text:span text:style-name="T1">, 213 pp.118850. - </text:span><text:span text:style-name="T36">journal</text:span></text:p>
      <text:p text:style-name="P1" loext:marker-style-name="T1"><text:span text:style-name="T1">Vetterli, M., Kovaˇcevi´c, J., and Goyal, K.V. (2014) </text:span><text:span text:style-name="T2">Foundations of signal processing</text:span><text:span text:style-name="T1">. 1st edn. Cambridge: Cambridge University Press. - </text:span><text:span text:style-name="T36">book</text:span></text:p>
      <text:p text:style-name="P1" loext:marker-style-name="T1"><text:span text:style-name="T1">Winston, M.L. (1991) The Biology of the Honeybee. rev edn. London, United Kingdom: Harvard University Press. - </text:span><text:span text:style-name="T36">book</text:span></text:p>
      <text:p text:style-name="P1" loext:marker-style-name="T1"><text:span text:style-name="T1">Wyse, L. (2017) Audio Spectrogram Representations for Processing with Convolutional Neural Networks. Ithaca: Cornell University Library, arXiv.org. Available at: https://search.proquest.com/docview/2075726385 (Accessed: </text:span><text:span text:style-name="T36">4 May 2020). - website</text:span></text:p>
      <text:p text:style-name="P14" loext:marker-style-name="T1"><text:span text:style-name="T1">Yu, B. et al. (2023) 'A matter of the beehive sound: Can honeybees alert the pollution out of their hives?', </text:span><text:span text:style-name="T2">Environmental Science and Pollution Research International</text:span><text:span text:style-name="T1">, 30(6), pp.16266-16276. - </text:span><text:span text:style-name="T36">journal</text:span></text:p>
      <text:p text:style-name="P14" loext:marker-style-name="T1"><text:span text:style-name="T40">Yusnita, M.A. et al. </text:span><text:span text:style-name="T1">(2015) 'Statistical descriptors of Mel-Bands spectral energy features with feature reduction for robust accent recognition in Malaysian English', </text:span><text:span text:style-name="T2">Indian Journal of Science and Technology,</text:span><text:span text:style-name="T1"> 8(20). - </text:span><text:span text:style-name="T36">journal</text:span></text:p>
      <text:p text:style-name="P1" loext:marker-style-name="T1"><text:span text:style-name="T1">Zacepins, A. et al. (2016) 'Remote detection of the swarming of honeybee colonies by single-point temperature monitoring', </text:span><text:span text:style-name="T2">Biosystems Engineering</text:span><text:span text:style-name="T1">, 148 pp.76-80. - </text:span><text:span text:style-name="T41">journal</text:span></text:p>
      <text:p text:style-name="P1"><text:span text:style-name="T42">Zgank, A. (2018) 'Acoustic monitoring and classification of bee swarm activity using MFCC feature extraction and HMM acoustic modelling', </text:span><text:span text:style-name="T43">In Proceedings of the </text:span><text:span text:style-name="T42">2018 41st International Convention on Information and Communication Technology, Electronics and Microelectronics (MIPRO). Opatija, Croatia, 21–25 May. IEEE, pp. 0471–0474. Available at: </text:span><text:span text:style-name="T44"> </text:span><text:span text:style-name="T45">doi: 10.1109/ELEKTRO.2018.8398253. - </text:span><text:span text:style-name="T46">conference</text:span></text:p>
      <text:p text:style-name="P14" loext:marker-style-name="T1"><text:span text:style-name="T1">Žgank, A. (2018) 'Acoustic monitoring and classification of bee swarm activity using MFCC feature extraction and HMM acoustic modelling', </text:span><text:span text:style-name="T2">Elektro 2018</text:span><text:span text:style-name="T1"> pp.1-4. - </text:span><text:span text:style-name="T36">journal</text:span></text:p>
      <text:p text:style-name="P14" loext:marker-style-name="T1"><text:span text:style-name="T1">Zheng, F., Zhang, G. and Song, Z. (2001a) 'Comparison of different implementations of MFCC', </text:span><text:span text:style-name="T2">Journal of Computer Science and Technology</text:span><text:span text:style-name="T1">, 16(6), pp.582-589. - </text:span><text:span text:style-name="T36">journal</text:span></text:p>
      <text:p text:style-name="P1" loext:marker-style-name="T1"><text:soft-page-break/><text:span text:style-name="T1">Zlatkova, A., Kokolanski, Z. and Tashkovski, D. (Sep 16, 2020) ‘Honeybees swarming detection approach by sound signal processing’, <text:s/>Proceedings of XXIX International Scientific Conference Electronics 16-18 September 2020. <text:s/>pp. 1. </text:span><text:a xlink:type="simple" xlink:href="http://hdl.handle.net/20.500.12188/26198" text:style-name="Internet_20_link" text:visited-style-name="Visited_20_Internet_20_Link"><text:span text:style-name="T1">http://hdl.handle.net/20.500.12188/26198</text:span></text:a><text:span text:style-name="T1">. - </text:span><text:span text:style-name="T36">confere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101cm" style:writing-mode="lr-tb"/>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3.88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Ruvinga, Stenford</meta:initial-creator>
    <meta:editing-cycles>633</meta:editing-cycles>
    <meta:creation-date>2023-10-31T12:51:00</meta:creation-date>
    <dc:date>2026-02-05T16:47:03.872393000</dc:date>
    <meta:editing-duration>PT26M22S</meta:editing-duration>
    <meta:generator>LibreOffice/25.8.4.2$Windows_X86_64 LibreOffice_project/290daaa01b999472f0c7a3890eb6a550fd74c6df</meta:generator>
    <meta:document-statistic meta:table-count="0" meta:image-count="0" meta:object-count="0" meta:page-count="14" meta:paragraph-count="176" meta:word-count="4103" meta:character-count="31200" meta:non-whitespace-character-count="27277"/>
    <meta:user-defined meta:name="AppVersion">16.0000</meta:user-defined>
    <meta:user-defined meta:name="GrammarlyDocumentId">0b4d6d9abee5f200dcda8089ad60dc53e06a6dd0acdc6ffa387e2f84f5cb35b7</meta:user-defined>
    <meta:template xlink:type="simple" xlink:actuate="onRequest" xlink:title="Normal" xlink:href=""/>
  </office:meta>
</office:document-meta>
</file>